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ntium Book Basic" svg:font-family="'Gentium Book Basic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eSelah">
      <style:text-properties officeooo:rsid="000f7d0f" officeooo:paragraph-rsid="000f7d0f"/>
    </style:style>
    <style:style style:name="P2" style:family="paragraph" style:parent-style-name="eSelah">
      <style:text-properties officeooo:rsid="000f7d0f" officeooo:paragraph-rsid="001052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stom style</text:p>
      <text:p text:style-name="P2">Custom style</text:p>
      <text:p text:style-name="P2">Custom style</text:p>
      <text:p text:style-name="P2">Custom sty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ntium Book Basic" svg:font-family="'Gentium Book Basic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mr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mr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Selah" style:family="paragraph" style:parent-style-name="Text_20_body">
      <style:paragraph-properties fo:margin-left="0.3937in" fo:margin-right="0.3937in" fo:text-indent="0in" style:auto-text-indent="false"/>
      <style:text-properties fo:color="#3d5afe" loext:opacity="100%" style:font-name="Gentium Book Basic" fo:font-family="'Gentium Book Basic'" style:font-pitch="variable" officeooo:rsid="0097747a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aole Fang</meta:initial-creator>
    <meta:creation-date>2023-07-26T19:52:19.214626113</meta:creation-date>
    <dc:date>2023-07-26T19:58:39.254139569</dc:date>
    <meta:editing-duration>PT3M22S</meta:editing-duration>
    <meta:editing-cycles>3</meta:editing-cycles>
    <meta:generator>LibreOfficeDev/24.2.0.0.alpha0$Linux_X86_64 LibreOffice_project/ef250a1f31354655a11ae646998661394bd7457d</meta:generator>
    <meta:document-statistic meta:table-count="0" meta:image-count="0" meta:object-count="0" meta:page-count="1" meta:paragraph-count="4" meta:word-count="8" meta:character-count="48" meta:non-whitespace-character-count="44"/>
  </office:meta>
</office:document-meta>
</file>